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57cm"/>
    </style:style>
    <style:style style:name="co2" style:family="table-column">
      <style:table-column-properties fo:break-before="auto" style:column-width="3.93cm"/>
    </style:style>
    <style:style style:name="co3" style:family="table-column">
      <style:table-column-properties fo:break-before="auto" style:column-width="6.325cm"/>
    </style:style>
    <style:style style:name="co4" style:family="table-column">
      <style:table-column-properties fo:break-before="auto" style:column-width="5.89cm"/>
    </style:style>
    <style:style style:name="co5" style:family="table-column">
      <style:table-column-properties fo:break-before="auto" style:column-width="6.054cm"/>
    </style:style>
    <style:style style:name="co6" style:family="table-column">
      <style:table-column-properties fo:break-before="auto" style:column-width="5.563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8.1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6" style:family="table-cell" style:parent-style-name="Default" style:data-style-name="N10000">
      <style:table-cell-properties fo:border-bottom="2.24pt fine-dashed #666666" fo:border-left="0.74pt solid #000000" fo:border-right="0.74pt solid #000000" fo:border-top="none"/>
    </style:style>
    <style:style style:name="ce7" style:family="table-cell" style:parent-style-name="Default" style:data-style-name="N10000">
      <style:table-cell-properties fo:border-bottom="2.24pt fine-dashed #666666" fo:background-color="#ffd7d7" fo:border-left="0.74pt solid #000000" fo:border-right="0.74pt solid #000000" fo:border-top="none"/>
    </style:style>
    <style:style style:name="ce8" style:family="table-cell" style:parent-style-name="Default" style:data-style-name="N10000">
      <style:table-cell-properties fo:border-bottom="2.24pt fine-dashed #666666" fo:background-color="#ffd8ce" fo:border-left="0.74pt solid #000000" fo:border-right="0.74pt solid #000000" fo:border-top="none"/>
    </style:style>
    <style:style style:name="ce3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d7d7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ticky_metric_score</text:p>
          </table:table-cell>
          <table:table-cell office:value-type="string" calcext:value-type="string">
            <text:p>magnet_metric_scor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analys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how_name</text:p>
          </table:table-cell>
        </table:table-row>
        <table:table-row table:style-name="ro1">
          <table:table-cell table:style-name="ce6" office:value-type="float" office:value="0.42857143" calcext:value-type="float">
            <text:p>0.42857143</text:p>
          </table:table-cell>
          <table:table-cell table:style-name="ce6" office:value-type="float" office:value="0.16666667" calcext:value-type="float">
            <text:p>0.1666666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hneemann/Digital</text:p>
          </table:table-cell>
          <table:table-cell table:formula="of:=IF(AND([.G2]&lt;&gt;&quot;HIDE&quot;; AND([.B2]&lt;&gt;0; OR([.A2]&gt;0.6; [.B2]&gt;0.14) )); [.H2]; &quot;&quot;)" office:value-type="string" office:string-value="hneemann/Digital" calcext:value-type="string">
            <text:p>hneemann/Digital</text:p>
          </table:table-cell>
        </table:table-row>
        <table:table-row table:style-name="ro1"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0.05405405" calcext:value-type="float">
            <text:p>0.0540540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google/bundletool</text:p>
          </table:table-cell>
          <table:table-cell table:formula="of:=IF(AND([.G3]&lt;&gt;&quot;HIDE&quot;; AND([.B3]&lt;&gt;0; OR([.A3]&gt;0.6; [.B3]&gt;0.14) )); [.H3]; &quot;&quot;)">
            <text:p/>
          </table:table-cell>
        </table:table-row>
        <table:table-row table:style-name="ro1">
          <table:table-cell table:style-name="ce6" office:value-type="float" office:value="0.38709677" calcext:value-type="float">
            <text:p>0.38709677</text:p>
          </table:table-cell>
          <table:table-cell table:style-name="ce6" office:value-type="float" office:value="0.0569395" calcext:value-type="float">
            <text:p>0.056939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AxonFramework/AxonFramework</text:p>
          </table:table-cell>
          <table:table-cell table:formula="of:=IF(AND([.G4]&lt;&gt;&quot;HIDE&quot;; AND([.B4]&lt;&gt;0; OR([.A4]&gt;0.6; [.B4]&gt;0.14) )); [.H4]; &quot;&quot;)">
            <text:p/>
          </table:table-cell>
        </table:table-row>
        <table:table-row table:style-name="ro1">
          <table:table-cell table:style-name="ce6" office:value-type="float" office:value="0.66666667" calcext:value-type="float">
            <text:p>0.6666666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halirutan/IntelliJ-Key-Promoter-X</text:p>
          </table:table-cell>
          <table:table-cell table:formula="of:=IF(AND([.G5]&lt;&gt;&quot;HIDE&quot;; AND([.B5]&lt;&gt;0; OR([.A5]&gt;0.6; [.B5]&gt;0.14) )); [.H5]; &quot;&quot;)">
            <text:p/>
          </table:table-cell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6" office:value-type="float" office:value="0.33333333" calcext:value-type="float">
            <text:p>0.3333333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JackyAndroid/AndroidTVLauncher</text:p>
          </table:table-cell>
          <table:table-cell table:formula="of:=IF(AND([.G6]&lt;&gt;&quot;HIDE&quot;; AND([.B6]&lt;&gt;0; OR([.A6]&gt;0.6; [.B6]&gt;0.14) )); [.H6]; &quot;&quot;)">
            <text:p/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float" office:value="0.03571429" calcext:value-type="float">
            <text:p>0.03571429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KeepSafe/ReLinker</text:p>
          </table:table-cell>
          <table:table-cell table:formula="of:=IF(AND([.G7]&lt;&gt;&quot;HIDE&quot;; AND([.B7]&lt;&gt;0; OR([.A7]&gt;0.6; [.B7]&gt;0.14) )); [.H7]; &quot;&quot;)" office:value-type="string" office:string-value="KeepSafe/ReLinker" calcext:value-type="string">
            <text:p>KeepSafe/ReLinker</text:p>
          </table:table-cell>
        </table:table-row>
        <table:table-row table:style-name="ro1">
          <table:table-cell table:style-name="ce6" office:value-type="float" office:value="0.15" calcext:value-type="float">
            <text:p>0.15</text:p>
          </table:table-cell>
          <table:table-cell table:style-name="ce6" office:value-type="float" office:value="0.03896104" calcext:value-type="float">
            <text:p>0.0389610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apache/curator</text:p>
          </table:table-cell>
          <table:table-cell table:formula="of:=IF(AND([.G8]&lt;&gt;&quot;HIDE&quot;; AND([.B8]&lt;&gt;0; OR([.A8]&gt;0.6; [.B8]&gt;0.14) )); [.H8]; &quot;&quot;)">
            <text:p/>
          </table:table-cell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6" office:value-type="float" office:value="0.16666667" calcext:value-type="float">
            <text:p>0.1666666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mbechler/marshalsec</text:p>
          </table:table-cell>
          <table:table-cell table:formula="of:=IF(AND([.G9]&lt;&gt;&quot;HIDE&quot;; AND([.B9]&lt;&gt;0; OR([.A9]&gt;0.6; [.B9]&gt;0.14) )); [.H9]; &quot;&quot;)" office:value-type="string" office:string-value="mbechler/marshalsec" calcext:value-type="string">
            <text:p>mbechler/marshalsec</text:p>
          </table:table-cell>
        </table:table-row>
        <table:table-row table:style-name="ro1">
          <table:table-cell table:style-name="ce6" office:value-type="float" office:value="0.66666667" calcext:value-type="float">
            <text:p>0.66666667</text:p>
          </table:table-cell>
          <table:table-cell table:style-name="ce6" office:value-type="float" office:value="0.07142857" calcext:value-type="float">
            <text:p>0.0714285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microservices-patterns/ftgo-application</text:p>
          </table:table-cell>
          <table:table-cell table:formula="of:=IF(AND([.G10]&lt;&gt;&quot;HIDE&quot;; AND([.B10]&lt;&gt;0; OR([.A10]&gt;0.6; [.B10]&gt;0.14) )); [.H10]; &quot;&quot;)" office:value-type="string" office:string-value="microservices-patterns/ftgo-application" calcext:value-type="string">
            <text:p>microservices-patterns/ftgo-application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float" office:value="0.13888889" calcext:value-type="float">
            <text:p>0.1388888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Netflix/concurrency-limits</text:p>
          </table:table-cell>
          <table:table-cell table:formula="of:=IF(AND([.G11]&lt;&gt;&quot;HIDE&quot;; AND([.B11]&lt;&gt;0; OR([.A11]&gt;0.6; [.B11]&gt;0.14) )); [.H11]; &quot;&quot;)" office:value-type="string" office:string-value="Netflix/concurrency-limits" calcext:value-type="string">
            <text:p>Netflix/concurrency-limits</text:p>
          </table:table-cell>
        </table:table-row>
        <table:table-row table:style-name="ro1">
          <table:table-cell table:style-name="ce6" office:value-type="float" office:value="0.36363636" calcext:value-type="float">
            <text:p>0.36363636</text:p>
          </table:table-cell>
          <table:table-cell table:style-name="ce6" office:value-type="float" office:value="0.02531646" calcext:value-type="float">
            <text:p>0.0253164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igniterealtime/Smack</text:p>
          </table:table-cell>
          <table:table-cell table:formula="of:=IF(AND([.G12]&lt;&gt;&quot;HIDE&quot;; AND([.B12]&lt;&gt;0; OR([.A12]&gt;0.6; [.B12]&gt;0.14) )); [.H12]; &quot;&quot;)">
            <text:p/>
          </table:table-cell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6" office:value-type="float" office:value="0.06060606" calcext:value-type="float">
            <text:p>0.06060606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pilgr/Paper</text:p>
          </table:table-cell>
          <table:table-cell table:formula="of:=IF(AND([.G13]&lt;&gt;&quot;HIDE&quot;; AND([.B13]&lt;&gt;0; OR([.A13]&gt;0.6; [.B13]&gt;0.14) )); [.H13]; &quot;&quot;)">
            <text:p/>
          </table:table-cell>
        </table:table-row>
        <table:table-row table:style-name="ro1">
          <table:table-cell table:style-name="ce6" office:value-type="float" office:value="0.22580645" calcext:value-type="float">
            <text:p>0.22580645</text:p>
          </table:table-cell>
          <table:table-cell table:style-name="ce6" office:value-type="float" office:value="0.06165703" calcext:value-type="float">
            <text:p>0.0616570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assertj/assertj</text:p>
          </table:table-cell>
          <table:table-cell table:formula="of:=IF(AND([.G14]&lt;&gt;&quot;HIDE&quot;; AND([.B14]&lt;&gt;0; OR([.A14]&gt;0.6; [.B14]&gt;0.14) )); [.H14]; &quot;&quot;)">
            <text:p/>
          </table:table-cell>
        </table:table-row>
        <table:table-row table:style-name="ro1">
          <table:table-cell table:style-name="ce6" office:value-type="float" office:value="0.09090909" calcext:value-type="float">
            <text:p>0.09090909</text:p>
          </table:table-cell>
          <table:table-cell table:style-name="ce6" office:value-type="float" office:value="0.23076923" calcext:value-type="float">
            <text:p>0.2307692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apache/maven-mvnd</text:p>
          </table:table-cell>
          <table:table-cell table:formula="of:=IF(AND([.G15]&lt;&gt;&quot;HIDE&quot;; AND([.B15]&lt;&gt;0; OR([.A15]&gt;0.6; [.B15]&gt;0.14) )); [.H15]; &quot;&quot;)" office:value-type="string" office:string-value="apache/maven-mvnd" calcext:value-type="string">
            <text:p>apache/maven-mvnd</text:p>
          </table:table-cell>
        </table:table-row>
        <table:table-row table:style-name="ro1"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0.11320755" calcext:value-type="float">
            <text:p>0.1132075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sofastack/sofa-bolt</text:p>
          </table:table-cell>
          <table:table-cell table:formula="of:=IF(AND([.G16]&lt;&gt;&quot;HIDE&quot;; AND([.B16]&lt;&gt;0; OR([.A16]&gt;0.6; [.B16]&gt;0.14) )); [.H16]; &quot;&quot;)">
            <text:p/>
          </table:table-cell>
        </table:table-row>
        <table:table-row table:style-name="ro1">
          <table:table-cell table:style-name="ce6" office:value-type="float" office:value="0.28571429" calcext:value-type="float">
            <text:p>0.28571429</text:p>
          </table:table-cell>
          <table:table-cell table:style-name="ce6" office:value-type="float" office:value="0.03703704" calcext:value-type="float">
            <text:p>0.0370370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hierynomus/sshj</text:p>
          </table:table-cell>
          <table:table-cell table:formula="of:=IF(AND([.G17]&lt;&gt;&quot;HIDE&quot;; AND([.B17]&lt;&gt;0; OR([.A17]&gt;0.6; [.B17]&gt;0.14) )); [.H17]; &quot;&quot;)">
            <text:p/>
          </table:table-cell>
        </table:table-row>
        <table:table-row table:style-name="ro1">
          <table:table-cell table:style-name="ce6" office:value-type="float" office:value="0.51515152" calcext:value-type="float">
            <text:p>0.51515152</text:p>
          </table:table-cell>
          <table:table-cell table:style-name="ce6" office:value-type="float" office:value="0.0565371" calcext:value-type="float">
            <text:p>0.056537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linkedin/rest.li</text:p>
          </table:table-cell>
          <table:table-cell table:formula="of:=IF(AND([.G18]&lt;&gt;&quot;HIDE&quot;; AND([.B18]&lt;&gt;0; OR([.A18]&gt;0.6; [.B18]&gt;0.14) )); [.H18]; &quot;&quot;)">
            <text:p/>
          </table:table-cell>
        </table:table-row>
        <table:table-row table:style-name="ro1">
          <table:table-cell table:style-name="ce6" office:value-type="float" office:value="0.36363636" calcext:value-type="float">
            <text:p>0.36363636</text:p>
          </table:table-cell>
          <table:table-cell table:style-name="ce6" office:value-type="float" office:value="0.02439024" calcext:value-type="float">
            <text:p>0.024390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openzipkin/brave</text:p>
          </table:table-cell>
          <table:table-cell table:formula="of:=IF(AND([.G19]&lt;&gt;&quot;HIDE&quot;; AND([.B19]&lt;&gt;0; OR([.A19]&gt;0.6; [.B19]&gt;0.14) )); [.H19]; &quot;&quot;)">
            <text:p/>
          </table:table-cell>
        </table:table-row>
        <table:table-row table:style-name="ro1">
          <table:table-cell table:style-name="ce6" office:value-type="float" office:value="0.66666667" calcext:value-type="float">
            <text:p>0.66666667</text:p>
          </table:table-cell>
          <table:table-cell table:style-name="ce6" office:value-type="float" office:value="0.03" calcext:value-type="float">
            <text:p>0.0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rsocket/rsocket-java</text:p>
          </table:table-cell>
          <table:table-cell table:formula="of:=IF(AND([.G20]&lt;&gt;&quot;HIDE&quot;; AND([.B20]&lt;&gt;0; OR([.A20]&gt;0.6; [.B20]&gt;0.14) )); [.H20]; &quot;&quot;)" office:value-type="string" office:string-value="rsocket/rsocket-java" calcext:value-type="string">
            <text:p>rsocket/rsocket-java</text:p>
          </table:table-cell>
        </table:table-row>
        <table:table-row table:style-name="ro1">
          <table:table-cell table:style-name="ce6" office:value-type="float" office:value="0.33333333" calcext:value-type="float">
            <text:p>0.3333333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google/jimfs</text:p>
          </table:table-cell>
          <table:table-cell table:formula="of:=IF(AND([.G21]&lt;&gt;&quot;HIDE&quot;; AND([.B21]&lt;&gt;0; OR([.A21]&gt;0.6; [.B21]&gt;0.14) )); [.H21]; &quot;&quot;)">
            <text:p/>
          </table:table-cell>
        </table:table-row>
        <table:table-row table:style-name="ro1">
          <table:table-cell table:style-name="ce6" office:value-type="float" office:value="0.35555556" calcext:value-type="float">
            <text:p>0.35555556</text:p>
          </table:table-cell>
          <table:table-cell table:style-name="ce6" office:value-type="float" office:value="0.14285714" calcext:value-type="float">
            <text:p>0.1428571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FabricMC/fabric</text:p>
          </table:table-cell>
          <table:table-cell table:formula="of:=IF(AND([.G22]&lt;&gt;&quot;HIDE&quot;; AND([.B22]&lt;&gt;0; OR([.A22]&gt;0.6; [.B22]&gt;0.14) )); [.H22]; &quot;&quot;)" office:value-type="string" office:string-value="FabricMC/fabric" calcext:value-type="string">
            <text:p>FabricMC/fabric</text:p>
          </table:table-cell>
        </table:table-row>
        <table:table-row table:style-name="ro1">
          <table:table-cell table:style-name="ce6" office:value-type="float" office:value="0.1875" calcext:value-type="float">
            <text:p>0.1875</text:p>
          </table:table-cell>
          <table:table-cell table:style-name="ce6" office:value-type="float" office:value="0.05741627" calcext:value-type="float">
            <text:p>0.05741627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selenide/selenide</text:p>
          </table:table-cell>
          <table:table-cell table:formula="of:=IF(AND([.G23]&lt;&gt;&quot;HIDE&quot;; AND([.B23]&lt;&gt;0; OR([.A23]&gt;0.6; [.B23]&gt;0.14) )); [.H23]; &quot;&quot;)">
            <text:p/>
          </table:table-cell>
        </table:table-row>
        <table:table-row table:style-name="ro1">
          <table:table-cell table:number-columns-repeated="2" table:style-name="ce6" office:value-type="float" office:value="0.11111111" calcext:value-type="float">
            <text:p>0.1111111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srikanth-lingala/zip4j</text:p>
          </table:table-cell>
          <table:table-cell table:formula="of:=IF(AND([.G24]&lt;&gt;&quot;HIDE&quot;; AND([.B24]&lt;&gt;0; OR([.A24]&gt;0.6; [.B24]&gt;0.14) )); [.H24]; &quot;&quot;)">
            <text:p/>
          </table:table-cell>
        </table:table-row>
        <table:table-row table:style-name="ro1"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500px/greedo-layout-for-android</text:p>
          </table:table-cell>
          <table:table-cell table:formula="of:=IF(AND([.G25]&lt;&gt;&quot;HIDE&quot;; AND([.B25]&lt;&gt;0; OR([.A25]&gt;0.6; [.B25]&gt;0.14) )); [.H25]; &quot;&quot;)">
            <text:p/>
          </table:table-cell>
        </table:table-row>
        <table:table-row table:style-name="ro1">
          <table:table-cell table:style-name="ce6" office:value-type="float" office:value="0.14285714" calcext:value-type="float">
            <text:p>0.14285714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exchange-core/exchange-core</text:p>
          </table:table-cell>
          <table:table-cell table:formula="of:=IF(AND([.G26]&lt;&gt;&quot;HIDE&quot;; AND([.B26]&lt;&gt;0; OR([.A26]&gt;0.6; [.B26]&gt;0.14) )); [.H26]; &quot;&quot;)">
            <text:p/>
          </table:table-cell>
        </table:table-row>
        <table:table-row table:style-name="ro1">
          <table:table-cell table:style-name="ce6" office:value-type="float" office:value="0.14285714" calcext:value-type="float">
            <text:p>0.14285714</text:p>
          </table:table-cell>
          <table:table-cell table:style-name="ce6" office:value-type="float" office:value="0.08695652" calcext:value-type="float">
            <text:p>0.0869565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CaffeineMC/lithium-fabric</text:p>
          </table:table-cell>
          <table:table-cell table:formula="of:=IF(AND([.G27]&lt;&gt;&quot;HIDE&quot;; AND([.B27]&lt;&gt;0; OR([.A27]&gt;0.6; [.B27]&gt;0.14) )); [.H27]; &quot;&quot;)">
            <text:p/>
          </table:table-cell>
        </table:table-row>
        <table:table-row table:style-name="ro1">
          <table:table-cell table:style-name="ce6" office:value-type="float" office:value="0.28571429" calcext:value-type="float">
            <text:p>0.28571429</text:p>
          </table:table-cell>
          <table:table-cell table:style-name="ce6" office:value-type="float" office:value="0.0990991" calcext:value-type="float">
            <text:p>0.099099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mc1arke/sonarqube-community-branch-plugin</text:p>
          </table:table-cell>
          <table:table-cell table:formula="of:=IF(AND([.G28]&lt;&gt;&quot;HIDE&quot;; AND([.B28]&lt;&gt;0; OR([.A28]&gt;0.6; [.B28]&gt;0.14) )); [.H28]; &quot;&quot;)">
            <text:p/>
          </table:table-cell>
        </table:table-row>
        <table:table-row table:style-name="ro1">
          <table:table-cell table:style-name="ce6" office:value-type="float" office:value="0.33333333" calcext:value-type="float">
            <text:p>0.33333333</text:p>
          </table:table-cell>
          <table:table-cell table:style-name="ce6" office:value-type="float" office:value="0.04040404" calcext:value-type="float">
            <text:p>0.04040404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jchambers/pushy</text:p>
          </table:table-cell>
          <table:table-cell table:formula="of:=IF(AND([.G29]&lt;&gt;&quot;HIDE&quot;; AND([.B29]&lt;&gt;0; OR([.A29]&gt;0.6; [.B29]&gt;0.14) )); [.H29]; &quot;&quot;)">
            <text:p/>
          </table:table-cell>
        </table:table-row>
        <table:table-row table:style-name="ro1">
          <table:table-cell table:number-columns-repeated="2" table:style-name="ce6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aNNiMON/Lightweight-Stream-API</text:p>
          </table:table-cell>
          <table:table-cell table:formula="of:=IF(AND([.G30]&lt;&gt;&quot;HIDE&quot;; AND([.B30]&lt;&gt;0; OR([.A30]&gt;0.6; [.B30]&gt;0.14) )); [.H30]; &quot;&quot;)">
            <text:p/>
          </table:table-cell>
        </table:table-row>
        <table:table-row table:style-name="ro1">
          <table:table-cell table:style-name="ce6" office:value-type="float" office:value="0.75" calcext:value-type="float">
            <text:p>0.7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OpenHFT/Java-Thread-Affinity</text:p>
          </table:table-cell>
          <table:table-cell table:formula="of:=IF(AND([.G31]&lt;&gt;&quot;HIDE&quot;; AND([.B31]&lt;&gt;0; OR([.A31]&gt;0.6; [.B31]&gt;0.14) )); [.H31]; &quot;&quot;)">
            <text:p/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indigo-dc/im-java-api</text:p>
          </table:table-cell>
          <table:table-cell table:formula="of:=IF(AND([.G32]&lt;&gt;&quot;HIDE&quot;; AND([.B32]&lt;&gt;0; OR([.A32]&gt;0.6; [.B32]&gt;0.14) )); [.H32]; &quot;&quot;)">
            <text:p/>
          </table:table-cell>
        </table:table-row>
        <table:table-row table:style-name="ro1">
          <table:table-cell table:number-columns-repeated="2" table:style-name="ce6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reactor/lite-rx-api-hands-on</text:p>
          </table:table-cell>
          <table:table-cell table:formula="of:=IF(AND([.G33]&lt;&gt;&quot;HIDE&quot;; AND([.B33]&lt;&gt;0; OR([.A33]&gt;0.6; [.B33]&gt;0.14) )); [.H33]; &quot;&quot;)">
            <text:p/>
          </table:table-cell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6" office:value-type="float" office:value="0.01265823" calcext:value-type="float">
            <text:p>0.012658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jfree/jfreechart</text:p>
          </table:table-cell>
          <table:table-cell table:formula="of:=IF(AND([.G34]&lt;&gt;&quot;HIDE&quot;; AND([.B34]&lt;&gt;0; OR([.A34]&gt;0.6; [.B34]&gt;0.14) )); [.H34]; &quot;&quot;)">
            <text:p/>
          </table:table-cell>
        </table:table-row>
        <table:table-row table:style-name="ro1">
          <table:table-cell table:style-name="ce6" office:value-type="float" office:value="0.21052632" calcext:value-type="float">
            <text:p>0.21052632</text:p>
          </table:table-cell>
          <table:table-cell table:style-name="ce6" office:value-type="float" office:value="0.05333333" calcext:value-type="float">
            <text:p>0.0533333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hub4j/github-api</text:p>
          </table:table-cell>
          <table:table-cell table:formula="of:=IF(AND([.G35]&lt;&gt;&quot;HIDE&quot;; AND([.B35]&lt;&gt;0; OR([.A35]&gt;0.6; [.B35]&gt;0.14) )); [.H35]; &quot;&quot;)">
            <text:p/>
          </table:table-cell>
        </table:table-row>
        <table:table-row table:style-name="ro1"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0.046875" calcext:value-type="float">
            <text:p>0.04687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jmrozanec/cron-utils</text:p>
          </table:table-cell>
          <table:table-cell table:formula="of:=IF(AND([.G36]&lt;&gt;&quot;HIDE&quot;; AND([.B36]&lt;&gt;0; OR([.A36]&gt;0.6; [.B36]&gt;0.14) )); [.H36]; &quot;&quot;)">
            <text:p/>
          </table:table-cell>
        </table:table-row>
        <table:table-row table:style-name="ro1">
          <table:table-cell table:style-name="ce6" office:value-type="float" office:value="0.14285714" calcext:value-type="float">
            <text:p>0.14285714</text:p>
          </table:table-cell>
          <table:table-cell table:style-name="ce6" office:value-type="float" office:value="0.0952381" calcext:value-type="float">
            <text:p>0.0952381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java-diff-utils/java-diff-utils</text:p>
          </table:table-cell>
          <table:table-cell table:formula="of:=IF(AND([.G37]&lt;&gt;&quot;HIDE&quot;; AND([.B37]&lt;&gt;0; OR([.A37]&gt;0.6; [.B37]&gt;0.14) )); [.H37]; &quot;&quot;)">
            <text:p/>
          </table:table-cell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6" office:value-type="float" office:value="0.00925926" calcext:value-type="float">
            <text:p>0.0092592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vanilla-music/vanilla</text:p>
          </table:table-cell>
          <table:table-cell table:formula="of:=IF(AND([.G38]&lt;&gt;&quot;HIDE&quot;; AND([.B38]&lt;&gt;0; OR([.A38]&gt;0.6; [.B38]&gt;0.14) )); [.H38]; &quot;&quot;)">
            <text:p/>
          </table:table-cell>
        </table:table-row>
        <table:table-row table:style-name="ro1"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0.0952381" calcext:value-type="float">
            <text:p>0.095238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structurizr/dsl</text:p>
          </table:table-cell>
          <table:table-cell table:formula="of:=IF(AND([.G39]&lt;&gt;&quot;HIDE&quot;; AND([.B39]&lt;&gt;0; OR([.A39]&gt;0.6; [.B39]&gt;0.14) )); [.H39]; &quot;&quot;)">
            <text:p/>
          </table:table-cell>
        </table:table-row>
        <table:table-row table:style-name="ro1"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mixpanel/mixpanel-android</text:p>
          </table:table-cell>
          <table:table-cell table:formula="of:=IF(AND([.G40]&lt;&gt;&quot;HIDE&quot;; AND([.B40]&lt;&gt;0; OR([.A40]&gt;0.6; [.B40]&gt;0.14) )); [.H40]; &quot;&quot;)">
            <text:p/>
          </table:table-cell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6" office:value-type="float" office:value="0.03703704" calcext:value-type="float">
            <text:p>0.0370370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wstrange/GoogleAuth</text:p>
          </table:table-cell>
          <table:table-cell table:formula="of:=IF(AND([.G41]&lt;&gt;&quot;HIDE&quot;; AND([.B41]&lt;&gt;0; OR([.A41]&gt;0.6; [.B41]&gt;0.14) )); [.H41]; &quot;&quot;)">
            <text:p/>
          </table:table-cell>
        </table:table-row>
        <table:table-row table:style-name="ro1">
          <table:table-cell table:style-name="ce6" office:value-type="float" office:value="0.75" calcext:value-type="float">
            <text:p>0.7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PortSwigger/param-miner</text:p>
          </table:table-cell>
          <table:table-cell table:formula="of:=IF(AND([.G42]&lt;&gt;&quot;HIDE&quot;; AND([.B42]&lt;&gt;0; OR([.A42]&gt;0.6; [.B42]&gt;0.14) )); [.H42]; &quot;&quot;)">
            <text:p/>
          </table:table-cell>
        </table:table-row>
        <table:table-row table:style-name="ro1">
          <table:table-cell table:style-name="ce6" office:value-type="float" office:value="0.375" calcext:value-type="float">
            <text:p>0.37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natario1/Transcoder</text:p>
          </table:table-cell>
          <table:table-cell table:formula="of:=IF(AND([.G43]&lt;&gt;&quot;HIDE&quot;; AND([.B43]&lt;&gt;0; OR([.A43]&gt;0.6; [.B43]&gt;0.14) )); [.H43]; &quot;&quot;)">
            <text:p/>
          </table:table-cell>
        </table:table-row>
        <table:table-row table:style-name="ro1">
          <table:table-cell table:style-name="ce6" office:value-type="float" office:value="0.33333333" calcext:value-type="float">
            <text:p>0.33333333</text:p>
          </table:table-cell>
          <table:table-cell table:style-name="ce6" office:value-type="float" office:value="0.01980198" calcext:value-type="float">
            <text:p>0.0198019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eclipse-californium/californium</text:p>
          </table:table-cell>
          <table:table-cell table:formula="of:=IF(AND([.G44]&lt;&gt;&quot;HIDE&quot;; AND([.B44]&lt;&gt;0; OR([.A44]&gt;0.6; [.B44]&gt;0.14) )); [.H44]; &quot;&quot;)">
            <text:p/>
          </table:table-cell>
        </table:table-row>
        <table:table-row table:style-name="ro1">
          <table:table-cell table:number-columns-repeated="2" table:style-name="ce6"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asr-pub/LyricViewDemo</text:p>
          </table:table-cell>
          <table:table-cell table:formula="of:=IF(AND([.G45]&lt;&gt;&quot;HIDE&quot;; AND([.B45]&lt;&gt;0; OR([.A45]&gt;0.6; [.B45]&gt;0.14) )); [.H45]; &quot;&quot;)">
            <text:p/>
          </table:table-cell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6" office:value-type="float" office:value="0.02702703" calcext:value-type="float">
            <text:p>0.0270270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ppareit/swiftp</text:p>
          </table:table-cell>
          <table:table-cell table:formula="of:=IF(AND([.G46]&lt;&gt;&quot;HIDE&quot;; AND([.B46]&lt;&gt;0; OR([.A46]&gt;0.6; [.B46]&gt;0.14) )); [.H46]; &quot;&quot;)">
            <text:p/>
          </table:table-cell>
        </table:table-row>
        <table:table-row table:style-name="ro1">
          <table:table-cell table:style-name="ce6" office:value-type="float" office:value="0.42857143" calcext:value-type="float">
            <text:p>0.42857143</text:p>
          </table:table-cell>
          <table:table-cell table:style-name="ce6" office:value-type="float" office:value="0.02209945" calcext:value-type="float">
            <text:p>0.0220994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jenkinsci/slack-plugin</text:p>
          </table:table-cell>
          <table:table-cell table:formula="of:=IF(AND([.G47]&lt;&gt;&quot;HIDE&quot;; AND([.B47]&lt;&gt;0; OR([.A47]&gt;0.6; [.B47]&gt;0.14) )); [.H47]; &quot;&quot;)">
            <text:p/>
          </table:table-cell>
        </table:table-row>
        <table:table-row table:style-name="ro1"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rharter/auto-value-parcel</text:p>
          </table:table-cell>
          <table:table-cell table:formula="of:=IF(AND([.G48]&lt;&gt;&quot;HIDE&quot;; AND([.B48]&lt;&gt;0; OR([.A48]&gt;0.6; [.B48]&gt;0.14) )); [.H48]; &quot;&quot;)">
            <text:p/>
          </table:table-cell>
        </table:table-row>
        <table:table-row table:style-name="ro1"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yacy/yacy_grid_mcp</text:p>
          </table:table-cell>
          <table:table-cell table:formula="of:=IF(AND([.G49]&lt;&gt;&quot;HIDE&quot;; AND([.B49]&lt;&gt;0; OR([.A49]&gt;0.6; [.B49]&gt;0.14) )); [.H49]; &quot;&quot;)">
            <text:p/>
          </table:table-cell>
        </table:table-row>
        <table:table-row table:style-name="ro1">
          <table:table-cell table:style-name="ce6" office:value-type="float" office:value="0.375" calcext:value-type="float">
            <text:p>0.375</text:p>
          </table:table-cell>
          <table:table-cell table:style-name="ce6" office:value-type="float" office:value="0.05607477" calcext:value-type="float">
            <text:p>0.0560747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apache/mina-sshd</text:p>
          </table:table-cell>
          <table:table-cell table:formula="of:=IF(AND([.G50]&lt;&gt;&quot;HIDE&quot;; AND([.B50]&lt;&gt;0; OR([.A50]&gt;0.6; [.B50]&gt;0.14) )); [.H50]; &quot;&quot;)">
            <text:p/>
          </table:table-cell>
        </table:table-row>
        <table:table-row table:style-name="ro1">
          <table:table-cell table:style-name="ce6" office:value-type="float" office:value="0.10526316" calcext:value-type="float">
            <text:p>0.10526316</text:p>
          </table:table-cell>
          <table:table-cell table:style-name="ce6" office:value-type="float" office:value="0.04680851" calcext:value-type="float">
            <text:p>0.0468085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swagger-api/swagger-parser</text:p>
          </table:table-cell>
          <table:table-cell table:formula="of:=IF(AND([.G51]&lt;&gt;&quot;HIDE&quot;; AND([.B51]&lt;&gt;0; OR([.A51]&gt;0.6; [.B51]&gt;0.14) )); [.H51]; &quot;&quot;)">
            <text:p/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float" office:value="0.08695652" calcext:value-type="float">
            <text:p>0.0869565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xuhuisheng/sonar-l10n-zh</text:p>
          </table:table-cell>
          <table:table-cell table:formula="of:=IF(AND([.G52]&lt;&gt;&quot;HIDE&quot;; AND([.B52]&lt;&gt;0; OR([.A52]&gt;0.6; [.B52]&gt;0.14) )); [.H52]; &quot;&quot;)" office:value-type="string" office:string-value="xuhuisheng/sonar-l10n-zh" calcext:value-type="string">
            <text:p>xuhuisheng/sonar-l10n-zh</text:p>
          </table:table-cell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6" office:value-type="float" office:value="0.03921569" calcext:value-type="float">
            <text:p>0.03921569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ua-parser/uap-java</text:p>
          </table:table-cell>
          <table:table-cell table:formula="of:=IF(AND([.G53]&lt;&gt;&quot;HIDE&quot;; AND([.B53]&lt;&gt;0; OR([.A53]&gt;0.6; [.B53]&gt;0.14) )); [.H53]; &quot;&quot;)">
            <text:p/>
          </table:table-cell>
        </table:table-row>
        <table:table-row table:style-name="ro1"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ItzSomebody/radon</text:p>
          </table:table-cell>
          <table:table-cell table:formula="of:=IF(AND([.G54]&lt;&gt;&quot;HIDE&quot;; AND([.B54]&lt;&gt;0; OR([.A54]&gt;0.6; [.B54]&gt;0.14) )); [.H54]; &quot;&quot;)">
            <text:p/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SeeSharpSoft/intellij-csv-validator</text:p>
          </table:table-cell>
          <table:table-cell table:formula="of:=IF(AND([.G55]&lt;&gt;&quot;HIDE&quot;; AND([.B55]&lt;&gt;0; OR([.A55]&gt;0.6; [.B55]&gt;0.14) )); [.H55]; &quot;&quot;)">
            <text:p/>
          </table:table-cell>
        </table:table-row>
        <table:table-row table:style-name="ro1"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esoco/objectrelations</text:p>
          </table:table-cell>
          <table:table-cell table:formula="of:=IF(AND([.G56]&lt;&gt;&quot;HIDE&quot;; AND([.B56]&lt;&gt;0; OR([.A56]&gt;0.6; [.B56]&gt;0.14) )); [.H56]; &quot;&quot;)">
            <text:p/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fabioz/eclipse.spellchecker</text:p>
          </table:table-cell>
          <table:table-cell table:formula="of:=IF(AND([.G57]&lt;&gt;&quot;HIDE&quot;; AND([.B57]&lt;&gt;0; OR([.A57]&gt;0.6; [.B57]&gt;0.14) )); [.H57]; &quot;&quot;)">
            <text:p/>
          </table:table-cell>
        </table:table-row>
        <table:table-row table:style-name="ro1">
          <table:table-cell table:style-name="ce6" office:value-type="float" office:value="0.66666667" calcext:value-type="float">
            <text:p>0.6666666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cyNeo4j/cyNeo4j</text:p>
          </table:table-cell>
          <table:table-cell table:formula="of:=IF(AND([.G58]&lt;&gt;&quot;HIDE&quot;; AND([.B58]&lt;&gt;0; OR([.A58]&gt;0.6; [.B58]&gt;0.14) )); [.H58]; &quot;&quot;)">
            <text:p/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farnulfo/pst-exp</text:p>
          </table:table-cell>
          <table:table-cell table:formula="of:=IF(AND([.G59]&lt;&gt;&quot;HIDE&quot;; AND([.B59]&lt;&gt;0; OR([.A59]&gt;0.6; [.B59]&gt;0.14) )); [.H59]; &quot;&quot;)">
            <text:p/>
          </table:table-cell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6" office:value-type="float" office:value="0.33333333" calcext:value-type="float">
            <text:p>0.3333333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ronnypolley/ecliseignorehelper</text:p>
          </table:table-cell>
          <table:table-cell table:formula="of:=IF(AND([.G60]&lt;&gt;&quot;HIDE&quot;; AND([.B60]&lt;&gt;0; OR([.A60]&gt;0.6; [.B60]&gt;0.14) )); [.H60]; &quot;&quot;)" office:value-type="string" office:string-value="ronnypolley/ecliseignorehelper" calcext:value-type="string">
            <text:p>ronnypolley/ecliseignorehelper</text:p>
          </table:table-cell>
        </table:table-row>
        <table:table-row table:style-name="ro1"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imagej/imagej-troubleshooting</text:p>
          </table:table-cell>
          <table:table-cell table:formula="of:=IF(AND([.G61]&lt;&gt;&quot;HIDE&quot;; AND([.B61]&lt;&gt;0; OR([.A61]&gt;0.6; [.B61]&gt;0.14) )); [.H61]; &quot;&quot;)">
            <text:p/>
          </table:table-cell>
        </table:table-row>
        <table:table-row table:style-name="ro1">
          <table:table-cell table:style-name="ce7" office:value-type="float" office:value="0.13333333" calcext:value-type="float">
            <text:p>0.13333333</text:p>
          </table:table-cell>
          <table:table-cell table:style-name="ce7" office:value-type="float" office:value="0.01650943" calcext:value-type="float">
            <text:p>0.0165094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square/retrofit</text:p>
          </table:table-cell>
          <table:table-cell table:formula="of:=IF(AND([.G62]&lt;&gt;&quot;HIDE&quot;; AND([.B62]&lt;&gt;0; OR([.A62]&gt;0.6; [.B62]&gt;0.14) )); [.H62]; &quot;&quot;)">
            <text:p/>
          </table:table-cell>
        </table:table-row>
        <table:table-row table:style-name="ro1">
          <table:table-cell table:style-name="ce6" office:value-type="float" office:value="0.29473684" calcext:value-type="float">
            <text:p>0.29473684</text:p>
          </table:table-cell>
          <table:table-cell table:style-name="ce6" office:value-type="float" office:value="0.08267196" calcext:value-type="float">
            <text:p>0.0826719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apache/dubbo</text:p>
          </table:table-cell>
          <table:table-cell table:formula="of:=IF(AND([.G63]&lt;&gt;&quot;HIDE&quot;; AND([.B63]&lt;&gt;0; OR([.A63]&gt;0.6; [.B63]&gt;0.14) )); [.H63]; &quot;&quot;)">
            <text:p/>
          </table:table-cell>
        </table:table-row>
        <table:table-row table:style-name="ro1">
          <table:table-cell table:style-name="ce6" office:value-type="float" office:value="0.23809524" calcext:value-type="float">
            <text:p>0.23809524</text:p>
          </table:table-cell>
          <table:table-cell table:style-name="ce6" office:value-type="float" office:value="0.10429448" calcext:value-type="float">
            <text:p>0.1042944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skylot/jadx</text:p>
          </table:table-cell>
          <table:table-cell table:formula="of:=IF(AND([.G64]&lt;&gt;&quot;HIDE&quot;; AND([.B64]&lt;&gt;0; OR([.A64]&gt;0.6; [.B64]&gt;0.14) )); [.H64]; &quot;&quot;)">
            <text:p/>
          </table:table-cell>
        </table:table-row>
        <table:table-row table:style-name="ro1">
          <table:table-cell table:style-name="ce8" office:value-type="float" office:value="0.27480916" calcext:value-type="float">
            <text:p>0.27480916</text:p>
          </table:table-cell>
          <table:table-cell table:style-name="ce8" office:value-type="float" office:value="0.13464236" calcext:value-type="float">
            <text:p>0.1346423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alibaba/nacos</text:p>
          </table:table-cell>
          <table:table-cell table:formula="of:=IF(AND([.G65]&lt;&gt;&quot;HIDE&quot;; AND([.B65]&lt;&gt;0; OR([.A65]&gt;0.6; [.B65]&gt;0.14) )); [.H65]; &quot;&quot;)">
            <text:p/>
          </table:table-cell>
        </table:table-row>
        <table:table-row table:style-name="ro1">
          <table:table-cell table:style-name="ce6" office:value-type="float" office:value="0.04878049" calcext:value-type="float">
            <text:p>0.04878049</text:p>
          </table:table-cell>
          <table:table-cell table:style-name="ce6" office:value-type="float" office:value="0.03752759" calcext:value-type="float">
            <text:p>0.0375275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alibaba/fastjson</text:p>
          </table:table-cell>
          <table:table-cell table:formula="of:=IF(AND([.G66]&lt;&gt;&quot;HIDE&quot;; AND([.B66]&lt;&gt;0; OR([.A66]&gt;0.6; [.B66]&gt;0.14) )); [.H66]; &quot;&quot;)">
            <text:p/>
          </table:table-cell>
        </table:table-row>
        <table:table-row table:style-name="ro1">
          <table:table-cell table:style-name="ce6" office:value-type="float" office:value="0.32692308" calcext:value-type="float">
            <text:p>0.32692308</text:p>
          </table:table-cell>
          <table:table-cell table:style-name="ce6" office:value-type="float" office:value="0.13253012" calcext:value-type="float">
            <text:p>0.132530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alibaba/spring-cloud-alibaba</text:p>
          </table:table-cell>
          <table:table-cell table:formula="of:=IF(AND([.G67]&lt;&gt;&quot;HIDE&quot;; AND([.B67]&lt;&gt;0; OR([.A67]&gt;0.6; [.B67]&gt;0.14) )); [.H67]; &quot;&quot;)">
            <text:p/>
          </table:table-cell>
        </table:table-row>
        <table:table-row table:style-name="ro1">
          <table:table-cell table:number-columns-repeated="2" table:style-name="ce6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greenrobot/EventBus</text:p>
          </table:table-cell>
          <table:table-cell table:formula="of:=IF(AND([.G68]&lt;&gt;&quot;HIDE&quot;; AND([.B68]&lt;&gt;0; OR([.A68]&gt;0.6; [.B68]&gt;0.14) )); [.H68]; &quot;&quot;)">
            <text:p/>
          </table:table-cell>
        </table:table-row>
        <table:table-row table:style-name="ro1">
          <table:table-cell table:style-name="ce6" office:value-type="float" office:value="0.37634409" calcext:value-type="float">
            <text:p>0.37634409</text:p>
          </table:table-cell>
          <table:table-cell table:style-name="ce6" office:value-type="float" office:value="0.10410095" calcext:value-type="float">
            <text:p>0.1041009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seata/seata</text:p>
          </table:table-cell>
          <table:table-cell table:formula="of:=IF(AND([.G69]&lt;&gt;&quot;HIDE&quot;; AND([.B69]&lt;&gt;0; OR([.A69]&gt;0.6; [.B69]&gt;0.14) )); [.H69]; &quot;&quot;)">
            <text:p/>
          </table:table-cell>
        </table:table-row>
        <table:table-row table:style-name="ro1">
          <table:table-cell table:style-name="ce6" office:value-type="float" office:value="0.30769231" calcext:value-type="float">
            <text:p>0.30769231</text:p>
          </table:table-cell>
          <table:table-cell table:style-name="ce6" office:value-type="float" office:value="0.09366391" calcext:value-type="float">
            <text:p>0.0936639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google/gson</text:p>
          </table:table-cell>
          <table:table-cell table:formula="of:=IF(AND([.G70]&lt;&gt;&quot;HIDE&quot;; AND([.B70]&lt;&gt;0; OR([.A70]&gt;0.6; [.B70]&gt;0.14) )); [.H70]; &quot;&quot;)">
            <text:p/>
          </table:table-cell>
        </table:table-row>
        <table:table-row table:style-name="ro1">
          <table:table-cell table:style-name="ce6" office:value-type="float" office:value="0.125" calcext:value-type="float">
            <text:p>0.125</text:p>
          </table:table-cell>
          <table:table-cell table:style-name="ce6" office:value-type="float" office:value="0.12014134" calcext:value-type="float">
            <text:p>0.1201413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redisson/redisson</text:p>
          </table:table-cell>
          <table:table-cell table:formula="of:=IF(AND([.G71]&lt;&gt;&quot;HIDE&quot;; AND([.B71]&lt;&gt;0; OR([.A71]&gt;0.6; [.B71]&gt;0.14) )); [.H71]; &quot;&quot;)">
            <text:p/>
          </table:table-cell>
        </table:table-row>
        <table:table-row table:style-name="ro1">
          <table:table-cell table:style-name="ce6" office:value-type="float" office:value="0.2195122" calcext:value-type="float">
            <text:p>0.2195122</text:p>
          </table:table-cell>
          <table:table-cell table:style-name="ce6" office:value-type="float" office:value="0.11910112" calcext:value-type="float">
            <text:p>0.119101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alibaba/Sentinel</text:p>
          </table:table-cell>
          <table:table-cell table:formula="of:=IF(AND([.G72]&lt;&gt;&quot;HIDE&quot;; AND([.B72]&lt;&gt;0; OR([.A72]&gt;0.6; [.B72]&gt;0.14) )); [.H72]; &quot;&quot;)">
            <text:p/>
          </table:table-cell>
        </table:table-row>
        <table:table-row table:style-name="ro1">
          <table:table-cell table:style-name="ce6" office:value-type="float" office:value="0.14285714" calcext:value-type="float">
            <text:p>0.14285714</text:p>
          </table:table-cell>
          <table:table-cell table:style-name="ce6" office:value-type="float" office:value="0.11695906" calcext:value-type="float">
            <text:p>0.1169590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ermux/termux-app</text:p>
          </table:table-cell>
          <table:table-cell table:formula="of:=IF(AND([.G73]&lt;&gt;&quot;HIDE&quot;; AND([.B73]&lt;&gt;0; OR([.A73]&gt;0.6; [.B73]&gt;0.14) )); [.H73]; &quot;&quot;)">
            <text:p/>
          </table:table-cell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6" office:value-type="float" office:value="0.01680672" calcext:value-type="float">
            <text:p>0.01680672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ReactiveX/RxAndroid</text:p>
          </table:table-cell>
          <table:table-cell table:formula="of:=IF(AND([.G74]&lt;&gt;&quot;HIDE&quot;; AND([.B74]&lt;&gt;0; OR([.A74]&gt;0.6; [.B74]&gt;0.14) )); [.H74]; &quot;&quot;)">
            <text:p/>
          </table:table-cell>
        </table:table-row>
        <table:table-row table:style-name="ro1"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0.09459459" calcext:value-type="float">
            <text:p>0.0945945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apache/rocketmq</text:p>
          </table:table-cell>
          <table:table-cell table:formula="of:=IF(AND([.G75]&lt;&gt;&quot;HIDE&quot;; AND([.B75]&lt;&gt;0; OR([.A75]&gt;0.6; [.B75]&gt;0.14) )); [.H75]; &quot;&quot;)">
            <text:p/>
          </table:table-cell>
        </table:table-row>
        <table:table-row table:style-name="ro1">
          <table:table-cell table:style-name="ce6" office:value-type="float" office:value="0.15384615" calcext:value-type="float">
            <text:p>0.15384615</text:p>
          </table:table-cell>
          <table:table-cell table:style-name="ce6" office:value-type="float" office:value="0.0569395" calcext:value-type="float">
            <text:p>0.056939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brettwooldridge/HikariCP</text:p>
          </table:table-cell>
          <table:table-cell table:formula="of:=IF(AND([.G76]&lt;&gt;&quot;HIDE&quot;; AND([.B76]&lt;&gt;0; OR([.A76]&gt;0.6; [.B76]&gt;0.14) )); [.H76]; &quot;&quot;)">
            <text:p/>
          </table:table-cell>
        </table:table-row>
        <table:table-row table:style-name="ro1"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0.04210526" calcext:value-type="float">
            <text:p>0.0421052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encent/tinker</text:p>
          </table:table-cell>
          <table:table-cell table:formula="of:=IF(AND([.G77]&lt;&gt;&quot;HIDE&quot;; AND([.B77]&lt;&gt;0; OR([.A77]&gt;0.6; [.B77]&gt;0.14) )); [.H77]; &quot;&quot;)">
            <text:p/>
          </table:table-cell>
        </table:table-row>
        <table:table-row table:style-name="ro1"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0.02857143" calcext:value-type="float">
            <text:p>0.0285714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LMAX-Exchange/disruptor</text:p>
          </table:table-cell>
          <table:table-cell table:formula="of:=IF(AND([.G78]&lt;&gt;&quot;HIDE&quot;; AND([.B78]&lt;&gt;0; OR([.A78]&gt;0.6; [.B78]&gt;0.14) )); [.H78]; &quot;&quot;)">
            <text:p/>
          </table:table-cell>
        </table:table-row>
        <table:table-row table:style-name="ro1"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hdodenhof/CircleImageView</text:p>
          </table:table-cell>
          <table:table-cell table:formula="of:=IF(AND([.G79]&lt;&gt;&quot;HIDE&quot;; AND([.B79]&lt;&gt;0; OR([.A79]&gt;0.6; [.B79]&gt;0.14) )); [.H79]; &quot;&quot;)">
            <text:p/>
          </table:table-cell>
        </table:table-row>
        <table:table-row table:style-name="ro1">
          <table:table-cell table:style-name="ce6" office:value-type="float" office:value="0.28125" calcext:value-type="float">
            <text:p>0.28125</text:p>
          </table:table-cell>
          <table:table-cell table:style-name="ce6" office:value-type="float" office:value="0.09480122" calcext:value-type="float">
            <text:p>0.094801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baomidou/mybatis-plus</text:p>
          </table:table-cell>
          <table:table-cell table:formula="of:=IF(AND([.G80]&lt;&gt;&quot;HIDE&quot;; AND([.B80]&lt;&gt;0; OR([.A80]&gt;0.6; [.B80]&gt;0.14) )); [.H80]; &quot;&quot;)">
            <text:p/>
          </table:table-cell>
        </table:table-row>
        <table:table-row table:style-name="ro1"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02898551" calcext:value-type="float">
            <text:p>0.0289855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alibaba/ARouter</text:p>
          </table:table-cell>
          <table:table-cell table:formula="of:=IF(AND([.G81]&lt;&gt;&quot;HIDE&quot;; AND([.B81]&lt;&gt;0; OR([.A81]&gt;0.6; [.B81]&gt;0.14) )); [.H81]; &quot;&quot;)">
            <text:p/>
          </table:table-cell>
        </table:table-row>
        <table:table-row table:style-name="ro1">
          <table:table-cell table:style-name="ce6" office:value-type="float" office:value="0.125" calcext:value-type="float">
            <text:p>0.125</text:p>
          </table:table-cell>
          <table:table-cell table:style-name="ce6" office:value-type="float" office:value="0.04477612" calcext:value-type="float">
            <text:p>0.044776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mockito/mockito</text:p>
          </table:table-cell>
          <table:table-cell table:formula="of:=IF(AND([.G82]&lt;&gt;&quot;HIDE&quot;; AND([.B82]&lt;&gt;0; OR([.A82]&gt;0.6; [.B82]&gt;0.14) )); [.H82]; &quot;&quot;)">
            <text:p/>
          </table:table-cell>
        </table:table-row>
        <table:table-row table:style-name="ro1">
          <table:table-cell table:style-name="ce6" office:value-type="float" office:value="0.32" calcext:value-type="float">
            <text:p>0.32</text:p>
          </table:table-cell>
          <table:table-cell table:style-name="ce6" office:value-type="float" office:value="0.10326087" calcext:value-type="float">
            <text:p>0.1032608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GoogleContainerTools/jib</text:p>
          </table:table-cell>
          <table:table-cell table:formula="of:=IF(AND([.G83]&lt;&gt;&quot;HIDE&quot;; AND([.B83]&lt;&gt;0; OR([.A83]&gt;0.6; [.B83]&gt;0.14) )); [.H83]; &quot;&quot;)">
            <text:p/>
          </table:table-cell>
        </table:table-row>
        <table:table-row table:style-name="ro1">
          <table:table-cell table:style-name="ce6" office:value-type="float" office:value="0.42857143" calcext:value-type="float">
            <text:p>0.42857143</text:p>
          </table:table-cell>
          <table:table-cell table:style-name="ce6" office:value-type="float" office:value="0.0472973" calcext:value-type="float">
            <text:p>0.04729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Netflix/zuul</text:p>
          </table:table-cell>
          <table:table-cell table:formula="of:=IF(AND([.G84]&lt;&gt;&quot;HIDE&quot;; AND([.B84]&lt;&gt;0; OR([.A84]&gt;0.6; [.B84]&gt;0.14) )); [.H84]; &quot;&quot;)">
            <text:p/>
          </table:table-cell>
        </table:table-row>
        <table:table-row table:style-name="ro1">
          <table:table-cell table:style-name="ce6" office:value-type="float" office:value="0.28571429" calcext:value-type="float">
            <text:p>0.28571429</text:p>
          </table:table-cell>
          <table:table-cell table:style-name="ce6" office:value-type="float" office:value="0.01" calcext:value-type="float">
            <text:p>0.0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Netflix/eureka</text:p>
          </table:table-cell>
          <table:table-cell table:formula="of:=IF(AND([.G85]&lt;&gt;&quot;HIDE&quot;; AND([.B85]&lt;&gt;0; OR([.A85]&gt;0.6; [.B85]&gt;0.14) )); [.H85]; &quot;&quot;)">
            <text:p/>
          </table:table-cell>
        </table:table-row>
        <table:table-row table:style-name="ro1">
          <table:table-cell table:style-name="ce6" office:value-type="float" office:value="0.22580645" calcext:value-type="float">
            <text:p>0.22580645</text:p>
          </table:table-cell>
          <table:table-cell table:style-name="ce6" office:value-type="float" office:value="0.04320988" calcext:value-type="float">
            <text:p>0.0432098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redis/jedis</text:p>
          </table:table-cell>
          <table:table-cell table:formula="of:=IF(AND([.G86]&lt;&gt;&quot;HIDE&quot;; AND([.B86]&lt;&gt;0; OR([.A86]&gt;0.6; [.B86]&gt;0.14) )); [.H86]; &quot;&quot;)">
            <text:p/>
          </table:table-cell>
        </table:table-row>
        <table:table-row table:style-name="ro1"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01526718" calcext:value-type="float">
            <text:p>0.015267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code4craft/webmagic</text:p>
          </table:table-cell>
          <table:table-cell table:formula="of:=IF(AND([.G87]&lt;&gt;&quot;HIDE&quot;; AND([.B87]&lt;&gt;0; OR([.A87]&gt;0.6; [.B87]&gt;0.14) )); [.H87]; &quot;&quot;)">
            <text:p/>
          </table:table-cell>
        </table:table-row>
        <table:table-row table:style-name="ro1">
          <table:table-cell table:style-name="ce6" office:value-type="float" office:value="0.04" calcext:value-type="float">
            <text:p>0.04</text:p>
          </table:table-cell>
          <table:table-cell table:style-name="ce6" office:value-type="float" office:value="0.01098901" calcext:value-type="float">
            <text:p>0.0109890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square/javapoet</text:p>
          </table:table-cell>
          <table:table-cell table:formula="of:=IF(AND([.G88]&lt;&gt;&quot;HIDE&quot;; AND([.B88]&lt;&gt;0; OR([.A88]&gt;0.6; [.B88]&gt;0.14) )); [.H88]; &quot;&quot;)">
            <text:p/>
          </table:table-cell>
        </table:table-row>
        <table:table-row table:style-name="ro1"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google/auto</text:p>
          </table:table-cell>
          <table:table-cell table:formula="of:=IF(AND([.G89]&lt;&gt;&quot;HIDE&quot;; AND([.B89]&lt;&gt;0; OR([.A89]&gt;0.6; [.B89]&gt;0.14) )); [.H89]; &quot;&quot;)">
            <text:p/>
          </table:table-cell>
        </table:table-row>
        <table:table-row table:style-name="ro1">
          <table:table-cell table:style-name="ce6" office:value-type="float" office:value="0.08" calcext:value-type="float">
            <text:p>0.08</text:p>
          </table:table-cell>
          <table:table-cell table:style-name="ce6" office:value-type="float" office:value="0.03581267" calcext:value-type="float">
            <text:p>0.0358126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jhy/jsoup</text:p>
          </table:table-cell>
          <table:table-cell table:formula="of:=IF(AND([.G90]&lt;&gt;&quot;HIDE&quot;; AND([.B90]&lt;&gt;0; OR([.A90]&gt;0.6; [.B90]&gt;0.14) )); [.H90]; &quot;&quot;)">
            <text:p/>
          </table:table-cell>
        </table:table-row>
        <table:table-row table:style-name="ro1"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0.0060241" calcext:value-type="float">
            <text:p>0.006024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perwendel/spark</text:p>
          </table:table-cell>
          <table:table-cell table:formula="of:=IF(AND([.G91]&lt;&gt;&quot;HIDE&quot;; AND([.B91]&lt;&gt;0; OR([.A91]&gt;0.6; [.B91]&gt;0.14) )); [.H91]; &quot;&quot;)">
            <text:p/>
          </table:table-cell>
        </table:table-row>
        <table:table-row table:style-name="ro1" table:number-rows-repeated="1047855">
          <table:table-cell table:number-columns-repeated="9"/>
        </table:table-row>
        <table:table-row table:style-name="ro1">
          <table:table-cell table:style-name="ce3" office:value-type="string" calcext:value-type="string">
            <text:p>sticky_metric_score</text:p>
          </table:table-cell>
          <table:table-cell table:style-name="ce3" office:value-type="string" calcext:value-type="string">
            <text:p>magnet_metric_score</text:p>
          </table:table-cell>
          <table:table-cell table:style-name="ce3" office:value-type="string" calcext:value-type="string">
            <text:p>sig_changeability_ranking_numeric</text:p>
          </table:table-cell>
          <table:table-cell table:style-name="ce3" table:number-columns-repeated="3"/>
          <table:table-cell table:number-columns-repeated="3"/>
        </table:table-row>
        <table:table-row table:style-name="ro1">
          <table:table-cell office:value-type="float" office:value="0.42857143" calcext:value-type="float">
            <text:p>0,42857143</text:p>
          </table:table-cell>
          <table:table-cell office:value-type="float" office:value="0.16666667" calcext:value-type="float">
            <text:p>0,16666667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0.05405405" calcext:value-type="float">
            <text:p>0,0540540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0.38709677" calcext:value-type="float">
            <text:p>0,38709677</text:p>
          </table:table-cell>
          <table:table-cell office:value-type="float" office:value="0.0569395" calcext:value-type="float">
            <text:p>0,056939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0.66666667" calcext:value-type="float">
            <text:p>0,6666666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3333333" calcext:value-type="float">
            <text:p>0,33333333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3571429" calcext:value-type="float">
            <text:p>0,03571429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0.03896104" calcext:value-type="float">
            <text:p>0,03896104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6666667" calcext:value-type="float">
            <text:p>0,16666667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0.66666667" calcext:value-type="float">
            <text:p>0,66666667</text:p>
          </table:table-cell>
          <table:table-cell office:value-type="float" office:value="0.07142857" calcext:value-type="float">
            <text:p>0,07142857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3888889" calcext:value-type="float">
            <text:p>0,13888889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0.36363636" calcext:value-type="float">
            <text:p>0,36363636</text:p>
          </table:table-cell>
          <table:table-cell office:value-type="float" office:value="0.02531646" calcext:value-type="float">
            <text:p>0,02531646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060606" calcext:value-type="float">
            <text:p>0,06060606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0.22580645" calcext:value-type="float">
            <text:p>0,22580645</text:p>
          </table:table-cell>
          <table:table-cell office:value-type="float" office:value="0.06165703" calcext:value-type="float">
            <text:p>0,06165703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0.09090909" calcext:value-type="float">
            <text:p>0,09090909</text:p>
          </table:table-cell>
          <table:table-cell office:value-type="float" office:value="0.23076923" calcext:value-type="float">
            <text:p>0,23076923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0.11320755" calcext:value-type="float">
            <text:p>0,1132075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0.28571429" calcext:value-type="float">
            <text:p>0,28571429</text:p>
          </table:table-cell>
          <table:table-cell office:value-type="float" office:value="0.03703704" calcext:value-type="float">
            <text:p>0,03703704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0.51515152" calcext:value-type="float">
            <text:p>0,51515152</text:p>
          </table:table-cell>
          <table:table-cell office:value-type="float" office:value="0.0565371" calcext:value-type="float">
            <text:p>0,056537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0.36363636" calcext:value-type="float">
            <text:p>0,36363636</text:p>
          </table:table-cell>
          <table:table-cell office:value-type="float" office:value="0.02439024" calcext:value-type="float">
            <text:p>0,02439024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0.66666667" calcext:value-type="float">
            <text:p>0,66666667</text:p>
          </table:table-cell>
          <table:table-cell office:value-type="float" office:value="0.03" calcext:value-type="float">
            <text:p>0,03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0.33333333" calcext:value-type="float">
            <text:p>0,3333333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0.35555556" calcext:value-type="float">
            <text:p>0,35555556</text:p>
          </table:table-cell>
          <table:table-cell office:value-type="float" office:value="0.14285714" calcext:value-type="float">
            <text:p>0,14285714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0.1875" calcext:value-type="float">
            <text:p>0,1875</text:p>
          </table:table-cell>
          <table:table-cell office:value-type="float" office:value="0.05741627" calcext:value-type="float">
            <text:p>0,05741627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.11111111" calcext:value-type="float">
            <text:p>0,1111111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0.14285714" calcext:value-type="float">
            <text:p>0,142857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0.14285714" calcext:value-type="float">
            <text:p>0,14285714</text:p>
          </table:table-cell>
          <table:table-cell office:value-type="float" office:value="0.08695652" calcext:value-type="float">
            <text:p>0,0869565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0.28571429" calcext:value-type="float">
            <text:p>0,28571429</text:p>
          </table:table-cell>
          <table:table-cell office:value-type="float" office:value="0.0990991" calcext:value-type="float">
            <text:p>0,099099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0.33333333" calcext:value-type="float">
            <text:p>0,33333333</text:p>
          </table:table-cell>
          <table:table-cell office:value-type="float" office:value="0.04040404" calcext:value-type="float">
            <text:p>0,04040404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265823" calcext:value-type="float">
            <text:p>0,01265823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0.21052632" calcext:value-type="float">
            <text:p>0,21052632</text:p>
          </table:table-cell>
          <table:table-cell office:value-type="float" office:value="0.05333333" calcext:value-type="float">
            <text:p>0,05333333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0.046875" calcext:value-type="float">
            <text:p>0,04687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0.14285714" calcext:value-type="float">
            <text:p>0,14285714</text:p>
          </table:table-cell>
          <table:table-cell office:value-type="float" office:value="0.0952381" calcext:value-type="float">
            <text:p>0,095238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25926" calcext:value-type="float">
            <text:p>0,00925926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0.0952381" calcext:value-type="float">
            <text:p>0,095238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703704" calcext:value-type="float">
            <text:p>0,03703704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0.375" calcext:value-type="float">
            <text:p>0,37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0.33333333" calcext:value-type="float">
            <text:p>0,33333333</text:p>
          </table:table-cell>
          <table:table-cell office:value-type="float" office:value="0.01980198" calcext:value-type="float">
            <text:p>0,01980198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702703" calcext:value-type="float">
            <text:p>0,02702703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0.42857143" calcext:value-type="float">
            <text:p>0,42857143</text:p>
          </table:table-cell>
          <table:table-cell office:value-type="float" office:value="0.02209945" calcext:value-type="float">
            <text:p>0,0220994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0.375" calcext:value-type="float">
            <text:p>0,375</text:p>
          </table:table-cell>
          <table:table-cell office:value-type="float" office:value="0.05607477" calcext:value-type="float">
            <text:p>0,05607477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0.10526316" calcext:value-type="float">
            <text:p>0,10526316</text:p>
          </table:table-cell>
          <table:table-cell office:value-type="float" office:value="0.04680851" calcext:value-type="float">
            <text:p>0,0468085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8695652" calcext:value-type="float">
            <text:p>0,08695652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921569" calcext:value-type="float">
            <text:p>0,03921569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0.66666667" calcext:value-type="float">
            <text:p>0,666666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3333333" calcext:value-type="float">
            <text:p>0,33333333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style-name="ce4" office:value-type="float" office:value="0.13333333" calcext:value-type="float">
            <text:p>0,13333333</text:p>
          </table:table-cell>
          <table:table-cell table:style-name="ce4" office:value-type="float" office:value="0.01650943" calcext:value-type="float">
            <text:p>0,01650943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3"/>
          <table:table-cell table:number-columns-repeated="3"/>
        </table:table-row>
        <table:table-row table:style-name="ro1">
          <table:table-cell office:value-type="float" office:value="0.29473684" calcext:value-type="float">
            <text:p>0,29473684</text:p>
          </table:table-cell>
          <table:table-cell office:value-type="float" office:value="0.08267196" calcext:value-type="float">
            <text:p>0,08267196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0.23809524" calcext:value-type="float">
            <text:p>0,23809524</text:p>
          </table:table-cell>
          <table:table-cell office:value-type="float" office:value="0.10429448" calcext:value-type="float">
            <text:p>0,10429448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0.27480916" calcext:value-type="float">
            <text:p>0,27480916</text:p>
          </table:table-cell>
          <table:table-cell office:value-type="float" office:value="0.13464236" calcext:value-type="float">
            <text:p>0,13464236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0.04878049" calcext:value-type="float">
            <text:p>0,04878049</text:p>
          </table:table-cell>
          <table:table-cell office:value-type="float" office:value="0.03752759" calcext:value-type="float">
            <text:p>0,03752759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0.32692308" calcext:value-type="float">
            <text:p>0,32692308</text:p>
          </table:table-cell>
          <table:table-cell office:value-type="float" office:value="0.13253012" calcext:value-type="float">
            <text:p>0,1325301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0.37634409" calcext:value-type="float">
            <text:p>0,37634409</text:p>
          </table:table-cell>
          <table:table-cell office:value-type="float" office:value="0.10410095" calcext:value-type="float">
            <text:p>0,10410095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0.30769231" calcext:value-type="float">
            <text:p>0,30769231</text:p>
          </table:table-cell>
          <table:table-cell office:value-type="float" office:value="0.09366391" calcext:value-type="float">
            <text:p>0,0936639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0.125" calcext:value-type="float">
            <text:p>0,125</text:p>
          </table:table-cell>
          <table:table-cell office:value-type="float" office:value="0.12014134" calcext:value-type="float">
            <text:p>0,1201413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0.2195122" calcext:value-type="float">
            <text:p>0,2195122</text:p>
          </table:table-cell>
          <table:table-cell office:value-type="float" office:value="0.11910112" calcext:value-type="float">
            <text:p>0,1191011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0.14285714" calcext:value-type="float">
            <text:p>0,14285714</text:p>
          </table:table-cell>
          <table:table-cell office:value-type="float" office:value="0.11695906" calcext:value-type="float">
            <text:p>0,11695906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680672" calcext:value-type="float">
            <text:p>0,01680672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09459459" calcext:value-type="float">
            <text:p>0,09459459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0.15384615" calcext:value-type="float">
            <text:p>0,15384615</text:p>
          </table:table-cell>
          <table:table-cell office:value-type="float" office:value="0.0569395" calcext:value-type="float">
            <text:p>0,056939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04210526" calcext:value-type="float">
            <text:p>0,04210526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0.02857143" calcext:value-type="float">
            <text:p>0,02857143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0.28125" calcext:value-type="float">
            <text:p>0,28125</text:p>
          </table:table-cell>
          <table:table-cell office:value-type="float" office:value="0.09480122" calcext:value-type="float">
            <text:p>0,0948012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.02898551" calcext:value-type="float">
            <text:p>0,0289855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0.125" calcext:value-type="float">
            <text:p>0,125</text:p>
          </table:table-cell>
          <table:table-cell office:value-type="float" office:value="0.04477612" calcext:value-type="float">
            <text:p>0,0447761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0.32" calcext:value-type="float">
            <text:p>0,32</text:p>
          </table:table-cell>
          <table:table-cell office:value-type="float" office:value="0.10326087" calcext:value-type="float">
            <text:p>0,10326087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0.42857143" calcext:value-type="float">
            <text:p>0,42857143</text:p>
          </table:table-cell>
          <table:table-cell office:value-type="float" office:value="0.0472973" calcext:value-type="float">
            <text:p>0,0472973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0.28571429" calcext:value-type="float">
            <text:p>0,28571429</text:p>
          </table:table-cell>
          <table:table-cell office:value-type="float" office:value="0.01" calcext:value-type="float">
            <text:p>0,0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0.22580645" calcext:value-type="float">
            <text:p>0,22580645</text:p>
          </table:table-cell>
          <table:table-cell office:value-type="float" office:value="0.04320988" calcext:value-type="float">
            <text:p>0,04320988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.01526718" calcext:value-type="float">
            <text:p>0,01526718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0.04" calcext:value-type="float">
            <text:p>0,04</text:p>
          </table:table-cell>
          <table:table-cell office:value-type="float" office:value="0.01098901" calcext:value-type="float">
            <text:p>0,0109890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0.08" calcext:value-type="float">
            <text:p>0,08</text:p>
          </table:table-cell>
          <table:table-cell office:value-type="float" office:value="0.03581267" calcext:value-type="float">
            <text:p>0,03581267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0.0060241" calcext:value-type="float">
            <text:p>0,006024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0.038244315" calcext:value-type="float">
            <text:p>0,03824431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nl" fo:country="N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4" number:min-decimal-places="4" number:min-integer-digits="1"/>
    </number:number-style>
    <number:currency-style style:name="N116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4">00-00-0000</text:date>, <text:time style:data-style-name="N2" text:time-value="20:57:31.3061287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8T15:04:25.929027922</meta:creation-date>
    <dc:date>2024-03-14T22:15:46.542137478</dc:date>
    <meta:editing-duration>PT2H5M58S</meta:editing-duration>
    <meta:editing-cycles>11</meta:editing-cycles>
    <meta:generator>LibreOffice/7.6.2.1$Linux_X86_64 LibreOffice_project/60$Build-1</meta:generator>
    <meta:document-statistic meta:table-count="1" meta:cell-count="1094" meta:object-count="0"/>
  </office:meta>
</office:document-meta>
</file>